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384e" officeooo:paragraph-rsid="001138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means commands</text:p>
      <text:p text:style-name="P1"/>
      <text:p text:style-name="P1">$ hdfs dfs -mkdir /input</text:p>
      <text:p text:style-name="P1"/>
      <text:p text:style-name="P1">hdfs dfs -put /home/sx/Downloads/dataset.txt /input/data.txt</text:p>
      <text:p text:style-name="P1"/>
      <text:p text:style-name="P1">$ hdfs dfs -put /home/sx/Downloads/centroid.txt /input/centroids.txt</text:p>
      <text:p text:style-name="P1"/>
      <text:p text:style-name="P1">$ hadoop jar /home/sx/hadoop-3.2.3/share/hadoop/tools/lib/hadoop-streaming-3.2.3.jar <text:s text:c="2"/>-input /input/data.txt <text:s text:c="2"/>-output /output <text:s text:c="2"/>-file "/home/sx/Downloads/mapper.py" <text:s text:c="2"/>-mapper "python3 mapper.py" <text:s text:c="2"/>-file "/home/sx/Downloads/reducer.py" <text:s text:c="2"/>-reducer "python3 reducer.py" -file /home/sx/Downloads/centroid.txt -numReduceTasks 1</text:p>
      <text:p text:style-name="P1"/>
      <text:p text:style-name="P1">$ hdfs dfs -text /output/* &gt; /home/sx/Downloads/outputfile2.txt</text:p>
      <text:p text:style-name="P1"/>
      <text:p text:style-name="P1">$ hadoop fs -rm -r /outpu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07:30:56.315605222</meta:creation-date>
    <dc:date>2024-03-16T07:33:52.109611453</dc:date>
    <meta:editing-duration>PT3M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7" meta:word-count="53" meta:character-count="580" meta:non-whitespace-character-count="522"/>
  </office:meta>
</office:document-meta>
</file>